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2.501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>
            <text:p>Meters</text:p>
          </table:table-cell>
          <table:table-cell office:value-type="string">
            <text:p>Time for full size secs</text:p>
          </table:table-cell>
          <table:table-cell/>
          <table:table-cell office:value-type="string">
            <text:p>hours</text:p>
          </table:table-cell>
          <table:table-cell office:value-type="string">
            <text:p>days</text:p>
          </table:table-cell>
          <table:table-cell office:value-type="string">
            <text:p>Time for smallest size sec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40075000*2^([.C2]-26)" office:value-type="float" office:value="0.597164034843445">
            <text:p>0.5971640348</text:p>
          </table:table-cell>
          <table:table-cell table:formula="of:=1800*2^([.C2]-4)" office:value-type="float" office:value="112.5">
            <text:p>112.5</text:p>
          </table:table-cell>
          <table:table-cell office:value-type="string">
            <text:p>f,</text:p>
          </table:table-cell>
          <table:table-cell table:formula="of:=[.E2]/3600" office:value-type="float" office:value="0.03125">
            <text:p>0.03125</text:p>
          </table:table-cell>
          <table:table-cell table:formula="of:=[.G2]/24" office:value-type="float" office:value="0.00130208333333333">
            <text:p>0.0013020833</text:p>
          </table:table-cell>
          <table:table-cell/>
        </table:table-row>
        <table:table-row table:style-name="ro1">
          <table:table-cell/>
          <table:table-cell table:formula="of:=2^[.C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40075000*2^([.C3]-26)" office:value-type="float" office:value="1.19432806968689">
            <text:p>1.1943280697</text:p>
          </table:table-cell>
          <table:table-cell table:formula="of:=1800*2^([.C3]-4)" office:value-type="float" office:value="225">
            <text:p>225</text:p>
          </table:table-cell>
          <table:table-cell office:value-type="string">
            <text:p>f,</text:p>
          </table:table-cell>
          <table:table-cell table:formula="of:=[.E3]/3600" office:value-type="float" office:value="0.0625">
            <text:p>0.0625</text:p>
          </table:table-cell>
          <table:table-cell table:formula="of:=[.G3]/24" office:value-type="float" office:value="0.00260416666666667">
            <text:p>0.0026041667</text:p>
          </table:table-cell>
          <table:table-cell/>
        </table:table-row>
        <table:table-row table:style-name="ro1">
          <table:table-cell/>
          <table:table-cell table:formula="of:=2^[.C4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40075000*2^([.C4]-26)" office:value-type="float" office:value="2.38865613937378">
            <text:p>2.3886561394</text:p>
          </table:table-cell>
          <table:table-cell table:formula="of:=1800*2^([.C4]-4)" office:value-type="float" office:value="450">
            <text:p>450</text:p>
          </table:table-cell>
          <table:table-cell office:value-type="string">
            <text:p>f,</text:p>
          </table:table-cell>
          <table:table-cell table:formula="of:=[.E4]/3600" office:value-type="float" office:value="0.125">
            <text:p>0.125</text:p>
          </table:table-cell>
          <table:table-cell table:formula="of:=[.G4]/24" office:value-type="float" office:value="0.00520833333333333">
            <text:p>0.0052083333</text:p>
          </table:table-cell>
          <table:table-cell/>
        </table:table-row>
        <table:table-row table:style-name="ro1">
          <table:table-cell/>
          <table:table-cell table:formula="of:=2^[.C5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40075000*2^([.C5]-26)" office:value-type="float" office:value="4.77731227874756">
            <text:p>4.7773122787</text:p>
          </table:table-cell>
          <table:table-cell table:formula="of:=1800*2^([.C5]-4)" office:value-type="float" office:value="900">
            <text:p>900</text:p>
          </table:table-cell>
          <table:table-cell office:value-type="string">
            <text:p>f,</text:p>
          </table:table-cell>
          <table:table-cell table:formula="of:=[.E5]/3600" office:value-type="float" office:value="0.25">
            <text:p>0.25</text:p>
          </table:table-cell>
          <table:table-cell table:formula="of:=[.G5]/24" office:value-type="float" office:value="0.0104166666666667">
            <text:p>0.0104166667</text:p>
          </table:table-cell>
          <table:table-cell/>
        </table:table-row>
        <table:table-row table:style-name="ro1">
          <table:table-cell/>
          <table:table-cell table:formula="of:=2^[.C6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40075000*2^([.C6]-26)" office:value-type="float" office:value="9.55462455749512">
            <text:p>9.5546245575</text:p>
          </table:table-cell>
          <table:table-cell table:formula="of:=1800*2^([.C6]-4)" office:value-type="float" office:value="1800">
            <text:p>1800</text:p>
          </table:table-cell>
          <table:table-cell office:value-type="string">
            <text:p>f,</text:p>
          </table:table-cell>
          <table:table-cell table:formula="of:=[.E6]/3600" office:value-type="float" office:value="0.5">
            <text:p>0.5</text:p>
          </table:table-cell>
          <table:table-cell table:formula="of:=[.G6]/24" office:value-type="float" office:value="0.0208333333333333">
            <text:p>0.0208333333</text:p>
          </table:table-cell>
          <table:table-cell/>
        </table:table-row>
        <table:table-row table:style-name="ro1">
          <table:table-cell/>
          <table:table-cell table:formula="of:=2^[.C7]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40075000*2^([.C7]-26)" office:value-type="float" office:value="19.1092491149902">
            <text:p>19.109249115</text:p>
          </table:table-cell>
          <table:table-cell table:formula="of:=1800*2^([.C7]-4)" office:value-type="float" office:value="3600">
            <text:p>3600</text:p>
          </table:table-cell>
          <table:table-cell office:value-type="string">
            <text:p>f,</text:p>
          </table:table-cell>
          <table:table-cell table:formula="of:=[.E7]/3600" office:value-type="float" office:value="1">
            <text:p>1</text:p>
          </table:table-cell>
          <table:table-cell table:formula="of:=[.G7]/24" office:value-type="float" office:value="0.0416666666666667">
            <text:p>0.0416666667</text:p>
          </table:table-cell>
          <table:table-cell/>
        </table:table-row>
        <table:table-row table:style-name="ro1">
          <table:table-cell/>
          <table:table-cell table:formula="of:=2^[.C8]" office:value-type="float" office:value="64">
            <text:p>64</text:p>
          </table:table-cell>
          <table:table-cell office:value-type="float" office:value="6">
            <text:p>6</text:p>
          </table:table-cell>
          <table:table-cell table:formula="of:=40075000*2^([.C8]-26)" office:value-type="float" office:value="38.2184982299805">
            <text:p>38.21849823</text:p>
          </table:table-cell>
          <table:table-cell table:formula="of:=1800*2^([.C8]-4)" office:value-type="float" office:value="7200">
            <text:p>7200</text:p>
          </table:table-cell>
          <table:table-cell office:value-type="string">
            <text:p>f,</text:p>
          </table:table-cell>
          <table:table-cell table:formula="of:=[.E8]/3600" office:value-type="float" office:value="2">
            <text:p>2</text:p>
          </table:table-cell>
          <table:table-cell table:formula="of:=[.G8]/24" office:value-type="float" office:value="0.0833333333333333">
            <text:p>0.0833333333</text:p>
          </table:table-cell>
          <table:table-cell/>
        </table:table-row>
        <table:table-row table:style-name="ro1">
          <table:table-cell/>
          <table:table-cell table:formula="of:=2^[.C9]" office:value-type="float" office:value="128">
            <text:p>128</text:p>
          </table:table-cell>
          <table:table-cell office:value-type="float" office:value="7">
            <text:p>7</text:p>
          </table:table-cell>
          <table:table-cell table:formula="of:=40075000*2^([.C9]-26)" office:value-type="float" office:value="76.4369964599609">
            <text:p>76.43699646</text:p>
          </table:table-cell>
          <table:table-cell table:formula="of:=1800*2^([.C9]-4)" office:value-type="float" office:value="14400">
            <text:p>14400</text:p>
          </table:table-cell>
          <table:table-cell office:value-type="string">
            <text:p>f,</text:p>
          </table:table-cell>
          <table:table-cell table:formula="of:=[.E9]/3600" office:value-type="float" office:value="4">
            <text:p>4</text:p>
          </table:table-cell>
          <table:table-cell table:formula="of:=[.G9]/24" office:value-type="float" office:value="0.166666666666667">
            <text:p>0.1666666667</text:p>
          </table:table-cell>
          <table:table-cell/>
        </table:table-row>
        <table:table-row table:style-name="ro1">
          <table:table-cell/>
          <table:table-cell table:formula="of:=2^[.C10]" office:value-type="float" office:value="256">
            <text:p>256</text:p>
          </table:table-cell>
          <table:table-cell office:value-type="float" office:value="8">
            <text:p>8</text:p>
          </table:table-cell>
          <table:table-cell table:formula="of:=40075000*2^([.C10]-26)" office:value-type="float" office:value="152.873992919922">
            <text:p>152.8739929199</text:p>
          </table:table-cell>
          <table:table-cell table:formula="of:=1800*2^([.C10]-4)" office:value-type="float" office:value="28800">
            <text:p>28800</text:p>
          </table:table-cell>
          <table:table-cell office:value-type="string">
            <text:p>f,</text:p>
          </table:table-cell>
          <table:table-cell table:formula="of:=[.E10]/3600" office:value-type="float" office:value="8">
            <text:p>8</text:p>
          </table:table-cell>
          <table:table-cell table:formula="of:=[.G10]/24" office:value-type="float" office:value="0.333333333333333">
            <text:p>0.3333333333</text:p>
          </table:table-cell>
          <table:table-cell/>
        </table:table-row>
        <table:table-row table:style-name="ro1">
          <table:table-cell/>
          <table:table-cell table:formula="of:=2^[.C11]" office:value-type="float" office:value="512">
            <text:p>512</text:p>
          </table:table-cell>
          <table:table-cell office:value-type="float" office:value="9">
            <text:p>9</text:p>
          </table:table-cell>
          <table:table-cell table:formula="of:=40075000*2^([.C11]-26)" office:value-type="float" office:value="305.747985839844">
            <text:p>305.7479858398</text:p>
          </table:table-cell>
          <table:table-cell table:formula="of:=1800*2^([.C11]-4)" office:value-type="float" office:value="57600">
            <text:p>57600</text:p>
          </table:table-cell>
          <table:table-cell office:value-type="string">
            <text:p>f,</text:p>
          </table:table-cell>
          <table:table-cell table:formula="of:=[.E11]/3600" office:value-type="float" office:value="16">
            <text:p>16</text:p>
          </table:table-cell>
          <table:table-cell table:formula="of:=[.G11]/24" office:value-type="float" office:value="0.666666666666667">
            <text:p>0.6666666667</text:p>
          </table:table-cell>
          <table:table-cell/>
        </table:table-row>
        <table:table-row table:style-name="ro1">
          <table:table-cell/>
          <table:table-cell table:formula="of:=2^[.C12]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40075000*2^([.C12]-26)" office:value-type="float" office:value="611.495971679688">
            <text:p>611.4959716797</text:p>
          </table:table-cell>
          <table:table-cell table:formula="of:=1800*2^([.C12]-4)" office:value-type="float" office:value="115200">
            <text:p>115200</text:p>
          </table:table-cell>
          <table:table-cell office:value-type="string">
            <text:p>f,</text:p>
          </table:table-cell>
          <table:table-cell table:formula="of:=[.E12]/3600" office:value-type="float" office:value="32">
            <text:p>32</text:p>
          </table:table-cell>
          <table:table-cell table:formula="of:=[.G12]/24" office:value-type="float" office:value="1.33333333333333">
            <text:p>1.3333333333</text:p>
          </table:table-cell>
          <table:table-cell/>
        </table:table-row>
        <table:table-row table:style-name="ro1">
          <table:table-cell/>
          <table:table-cell table:formula="of:=2^[.C13]" office:value-type="float" office:value="2048">
            <text:p>2048</text:p>
          </table:table-cell>
          <table:table-cell office:value-type="float" office:value="11">
            <text:p>11</text:p>
          </table:table-cell>
          <table:table-cell table:formula="of:=40075000*2^([.C13]-26)" office:value-type="float" office:value="1222.99194335938">
            <text:p>1222.9919433594</text:p>
          </table:table-cell>
          <table:table-cell table:formula="of:=1800*2^([.C13]-4)" office:value-type="float" office:value="230400">
            <text:p>230400</text:p>
          </table:table-cell>
          <table:table-cell office:value-type="string">
            <text:p>f,</text:p>
          </table:table-cell>
          <table:table-cell table:formula="of:=[.E13]/3600" office:value-type="float" office:value="64">
            <text:p>64</text:p>
          </table:table-cell>
          <table:table-cell table:formula="of:=[.G13]/24" office:value-type="float" office:value="2.66666666666667">
            <text:p>2.6666666667</text:p>
          </table:table-cell>
          <table:table-cell/>
        </table:table-row>
        <table:table-row table:style-name="ro1">
          <table:table-cell/>
          <table:table-cell table:formula="of:=2^[.C14]" office:value-type="float" office:value="4096">
            <text:p>4096</text:p>
          </table:table-cell>
          <table:table-cell office:value-type="float" office:value="12">
            <text:p>12</text:p>
          </table:table-cell>
          <table:table-cell table:formula="of:=40075000*2^([.C14]-26)" office:value-type="float" office:value="2445.98388671875">
            <text:p>2445.9838867188</text:p>
          </table:table-cell>
          <table:table-cell table:formula="of:=1800*2^([.C14]-4)" office:value-type="float" office:value="460800">
            <text:p>460800</text:p>
          </table:table-cell>
          <table:table-cell office:value-type="string">
            <text:p>f,</text:p>
          </table:table-cell>
          <table:table-cell table:formula="of:=[.E14]/3600" office:value-type="float" office:value="128">
            <text:p>128</text:p>
          </table:table-cell>
          <table:table-cell table:formula="of:=[.G14]/24" office:value-type="float" office:value="5.33333333333333">
            <text:p>5.3333333333</text:p>
          </table:table-cell>
          <table:table-cell/>
        </table:table-row>
        <table:table-row table:style-name="ro1">
          <table:table-cell/>
          <table:table-cell table:formula="of:=2^[.C15]" office:value-type="float" office:value="8192">
            <text:p>8192</text:p>
          </table:table-cell>
          <table:table-cell office:value-type="float" office:value="13">
            <text:p>13</text:p>
          </table:table-cell>
          <table:table-cell table:formula="of:=40075000*2^([.C15]-26)" office:value-type="float" office:value="4891.9677734375">
            <text:p>4891.9677734375</text:p>
          </table:table-cell>
          <table:table-cell table:formula="of:=1800*2^([.C15]-4)" office:value-type="float" office:value="921600">
            <text:p>921600</text:p>
          </table:table-cell>
          <table:table-cell office:value-type="string">
            <text:p>f,</text:p>
          </table:table-cell>
          <table:table-cell table:formula="of:=[.E15]/3600" office:value-type="float" office:value="256">
            <text:p>256</text:p>
          </table:table-cell>
          <table:table-cell table:formula="of:=[.G15]/24" office:value-type="float" office:value="10.6666666666667">
            <text:p>10.6666666667</text:p>
          </table:table-cell>
          <table:table-cell/>
        </table:table-row>
        <table:table-row table:style-name="ro1">
          <table:table-cell/>
          <table:table-cell table:formula="of:=2^[.C16]" office:value-type="float" office:value="16384">
            <text:p>16384</text:p>
          </table:table-cell>
          <table:table-cell office:value-type="float" office:value="14">
            <text:p>14</text:p>
          </table:table-cell>
          <table:table-cell table:formula="of:=40075000*2^([.C16]-26)" office:value-type="float" office:value="9783.935546875">
            <text:p>9783.935546875</text:p>
          </table:table-cell>
          <table:table-cell table:formula="of:=1800*2^([.C16]-4)" office:value-type="float" office:value="1843200">
            <text:p>1843200</text:p>
          </table:table-cell>
          <table:table-cell office:value-type="string">
            <text:p>f,</text:p>
          </table:table-cell>
          <table:table-cell table:formula="of:=[.E16]/3600" office:value-type="float" office:value="512">
            <text:p>512</text:p>
          </table:table-cell>
          <table:table-cell table:formula="of:=[.G16]/24" office:value-type="float" office:value="21.3333333333333">
            <text:p>21.3333333333</text:p>
          </table:table-cell>
          <table:table-cell/>
        </table:table-row>
        <table:table-row table:style-name="ro1">
          <table:table-cell/>
          <table:table-cell table:formula="of:=2^[.C17]" office:value-type="float" office:value="32768">
            <text:p>32768</text:p>
          </table:table-cell>
          <table:table-cell office:value-type="float" office:value="15">
            <text:p>15</text:p>
          </table:table-cell>
          <table:table-cell table:formula="of:=40075000*2^([.C17]-26)" office:value-type="float" office:value="19567.87109375">
            <text:p>19567.87109375</text:p>
          </table:table-cell>
          <table:table-cell table:formula="of:=1800*2^([.C17]-4)" office:value-type="float" office:value="3686400">
            <text:p>3686400</text:p>
          </table:table-cell>
          <table:table-cell office:value-type="string">
            <text:p>f,</text:p>
          </table:table-cell>
          <table:table-cell table:formula="of:=[.E17]/3600" office:value-type="float" office:value="1024">
            <text:p>1024</text:p>
          </table:table-cell>
          <table:table-cell table:formula="of:=[.G17]/24" office:value-type="float" office:value="42.6666666666667">
            <text:p>42.6666666667</text:p>
          </table:table-cell>
          <table:table-cell/>
        </table:table-row>
        <table:table-row table:style-name="ro1">
          <table:table-cell/>
          <table:table-cell table:formula="of:=2^[.C18]" office:value-type="float" office:value="65536">
            <text:p>65536</text:p>
          </table:table-cell>
          <table:table-cell office:value-type="float" office:value="16">
            <text:p>16</text:p>
          </table:table-cell>
          <table:table-cell table:formula="of:=40075000*2^([.C18]-26)" office:value-type="float" office:value="39135.7421875">
            <text:p>39135.7421875</text:p>
          </table:table-cell>
          <table:table-cell table:formula="of:=1800*2^([.C18]-4)" office:value-type="float" office:value="7372800">
            <text:p>7372800</text:p>
          </table:table-cell>
          <table:table-cell office:value-type="string">
            <text:p>f,</text:p>
          </table:table-cell>
          <table:table-cell table:formula="of:=[.E18]/3600" office:value-type="float" office:value="2048">
            <text:p>2048</text:p>
          </table:table-cell>
          <table:table-cell table:formula="of:=[.G18]/24" office:value-type="float" office:value="85.3333333333333">
            <text:p>85.3333333333</text:p>
          </table:table-cell>
          <table:table-cell/>
        </table:table-row>
        <table:table-row table:style-name="ro1">
          <table:table-cell/>
          <table:table-cell table:formula="of:=2^[.C19]" office:value-type="float" office:value="131072">
            <text:p>131072</text:p>
          </table:table-cell>
          <table:table-cell office:value-type="float" office:value="17">
            <text:p>17</text:p>
          </table:table-cell>
          <table:table-cell table:formula="of:=40075000*2^([.C19]-26)" office:value-type="float" office:value="78271.484375">
            <text:p>78271.484375</text:p>
          </table:table-cell>
          <table:table-cell table:formula="of:=1800*2^([.C19]-4)" office:value-type="float" office:value="14745600">
            <text:p>14745600</text:p>
          </table:table-cell>
          <table:table-cell office:value-type="string">
            <text:p>f,</text:p>
          </table:table-cell>
          <table:table-cell table:formula="of:=[.E19]/3600" office:value-type="float" office:value="4096">
            <text:p>4096</text:p>
          </table:table-cell>
          <table:table-cell table:formula="of:=[.G19]/24" office:value-type="float" office:value="170.666666666667">
            <text:p>170.6666666667</text:p>
          </table:table-cell>
          <table:table-cell/>
        </table:table-row>
        <table:table-row table:style-name="ro1">
          <table:table-cell/>
          <table:table-cell table:formula="of:=2^[.C20]" office:value-type="float" office:value="262144">
            <text:p>262144</text:p>
          </table:table-cell>
          <table:table-cell office:value-type="float" office:value="18">
            <text:p>18</text:p>
          </table:table-cell>
          <table:table-cell table:formula="of:=40075000*2^([.C20]-26)" office:value-type="float" office:value="156542.96875">
            <text:p>156542.96875</text:p>
          </table:table-cell>
          <table:table-cell table:formula="of:=1800*2^([.C20]-4)" office:value-type="float" office:value="29491200">
            <text:p>29491200</text:p>
          </table:table-cell>
          <table:table-cell office:value-type="string">
            <text:p>f,</text:p>
          </table:table-cell>
          <table:table-cell table:formula="of:=[.E20]/3600" office:value-type="float" office:value="8192">
            <text:p>8192</text:p>
          </table:table-cell>
          <table:table-cell table:formula="of:=[.G20]/24" office:value-type="float" office:value="341.333333333333">
            <text:p>341.3333333333</text:p>
          </table:table-cell>
          <table:table-cell/>
        </table:table-row>
        <table:table-row table:style-name="ro1">
          <table:table-cell/>
          <table:table-cell table:formula="of:=2^[.C21]" office:value-type="float" office:value="524288">
            <text:p>524288</text:p>
          </table:table-cell>
          <table:table-cell office:value-type="float" office:value="19">
            <text:p>19</text:p>
          </table:table-cell>
          <table:table-cell table:formula="of:=40075000*2^([.C21]-26)" office:value-type="float" office:value="313085.9375">
            <text:p>313085.9375</text:p>
          </table:table-cell>
          <table:table-cell table:formula="of:=1800*2^([.C21]-4)" office:value-type="float" office:value="58982400">
            <text:p>58982400</text:p>
          </table:table-cell>
          <table:table-cell office:value-type="string">
            <text:p>f,</text:p>
          </table:table-cell>
          <table:table-cell table:formula="of:=[.E21]/3600" office:value-type="float" office:value="16384">
            <text:p>16384</text:p>
          </table:table-cell>
          <table:table-cell table:formula="of:=[.G21]/24" office:value-type="float" office:value="682.666666666667">
            <text:p>682.6666666667</text:p>
          </table:table-cell>
          <table:table-cell/>
        </table:table-row>
        <table:table-row table:style-name="ro1">
          <table:table-cell/>
          <table:table-cell table:formula="of:=2^[.C22]" office:value-type="float" office:value="1048576">
            <text:p>1048576</text:p>
          </table:table-cell>
          <table:table-cell office:value-type="float" office:value="20">
            <text:p>20</text:p>
          </table:table-cell>
          <table:table-cell table:formula="of:=40075000*2^([.C22]-26)" office:value-type="float" office:value="626171.875">
            <text:p>626171.875</text:p>
          </table:table-cell>
          <table:table-cell table:formula="of:=1800*2^([.C22]-4)" office:value-type="float" office:value="117964800">
            <text:p>117964800</text:p>
          </table:table-cell>
          <table:table-cell office:value-type="string">
            <text:p>f,</text:p>
          </table:table-cell>
          <table:table-cell table:formula="of:=[.E22]/3600" office:value-type="float" office:value="32768">
            <text:p>32768</text:p>
          </table:table-cell>
          <table:table-cell table:formula="of:=[.G22]/24" office:value-type="float" office:value="1365.33333333333">
            <text:p>1365.3333333333</text:p>
          </table:table-cell>
          <table:table-cell/>
        </table:table-row>
        <table:table-row table:style-name="ro1">
          <table:table-cell/>
          <table:table-cell table:formula="of:=2^[.C23]" office:value-type="float" office:value="2097152">
            <text:p>2097152</text:p>
          </table:table-cell>
          <table:table-cell office:value-type="float" office:value="21">
            <text:p>21</text:p>
          </table:table-cell>
          <table:table-cell table:formula="of:=40075000*2^([.C23]-26)" office:value-type="float" office:value="1252343.75">
            <text:p>1252343.75</text:p>
          </table:table-cell>
          <table:table-cell table:formula="of:=1800*2^([.C23]-4)" office:value-type="float" office:value="235929600">
            <text:p>235929600</text:p>
          </table:table-cell>
          <table:table-cell office:value-type="string">
            <text:p>f,</text:p>
          </table:table-cell>
          <table:table-cell table:formula="of:=[.E23]/3600" office:value-type="float" office:value="65536">
            <text:p>65536</text:p>
          </table:table-cell>
          <table:table-cell table:formula="of:=[.G23]/24" office:value-type="float" office:value="2730.66666666667">
            <text:p>2730.6666666667</text:p>
          </table:table-cell>
          <table:table-cell/>
        </table:table-row>
        <table:table-row table:style-name="ro1">
          <table:table-cell/>
          <table:table-cell table:formula="of:=2^[.C24]" office:value-type="float" office:value="4194304">
            <text:p>4194304</text:p>
          </table:table-cell>
          <table:table-cell office:value-type="float" office:value="22">
            <text:p>22</text:p>
          </table:table-cell>
          <table:table-cell table:formula="of:=40075000*2^([.C24]-26)" office:value-type="float" office:value="2504687.5">
            <text:p>2504687.5</text:p>
          </table:table-cell>
          <table:table-cell table:formula="of:=1800*2^([.C24]-4)" office:value-type="float" office:value="471859200">
            <text:p>471859200</text:p>
          </table:table-cell>
          <table:table-cell office:value-type="string">
            <text:p>f,</text:p>
          </table:table-cell>
          <table:table-cell table:formula="of:=[.E24]/3600" office:value-type="float" office:value="131072">
            <text:p>131072</text:p>
          </table:table-cell>
          <table:table-cell table:formula="of:=[.G24]/24" office:value-type="float" office:value="5461.33333333333">
            <text:p>5461.3333333333</text:p>
          </table:table-cell>
          <table:table-cell/>
        </table:table-row>
        <table:table-row table:style-name="ro1">
          <table:table-cell/>
          <table:table-cell table:formula="of:=2^[.C25]" office:value-type="float" office:value="8388608">
            <text:p>8388608</text:p>
          </table:table-cell>
          <table:table-cell office:value-type="float" office:value="23">
            <text:p>23</text:p>
          </table:table-cell>
          <table:table-cell table:formula="of:=40075000*2^([.C25]-26)" office:value-type="float" office:value="5009375">
            <text:p>5009375</text:p>
          </table:table-cell>
          <table:table-cell table:formula="of:=1800*2^([.C25]-4)" office:value-type="float" office:value="943718400">
            <text:p>943718400</text:p>
          </table:table-cell>
          <table:table-cell office:value-type="string">
            <text:p>f,</text:p>
          </table:table-cell>
          <table:table-cell table:formula="of:=[.E25]/3600" office:value-type="float" office:value="262144">
            <text:p>262144</text:p>
          </table:table-cell>
          <table:table-cell table:formula="of:=[.G25]/24" office:value-type="float" office:value="10922.6666666667">
            <text:p>10922.6666666667</text:p>
          </table:table-cell>
          <table:table-cell/>
        </table:table-row>
        <table:table-row table:style-name="ro1">
          <table:table-cell/>
          <table:table-cell table:formula="of:=2^[.C26]" office:value-type="float" office:value="16777216">
            <text:p>16777216</text:p>
          </table:table-cell>
          <table:table-cell office:value-type="float" office:value="24">
            <text:p>24</text:p>
          </table:table-cell>
          <table:table-cell table:formula="of:=40075000*2^([.C26]-26)" office:value-type="float" office:value="10018750">
            <text:p>10018750</text:p>
          </table:table-cell>
          <table:table-cell table:formula="of:=1800*2^([.C26]-4)" office:value-type="float" office:value="1887436800">
            <text:p>1887436800</text:p>
          </table:table-cell>
          <table:table-cell office:value-type="string">
            <text:p>f,</text:p>
          </table:table-cell>
          <table:table-cell table:formula="of:=[.E26]/3600" office:value-type="float" office:value="524288">
            <text:p>524288</text:p>
          </table:table-cell>
          <table:table-cell table:formula="of:=[.G26]/24" office:value-type="float" office:value="21845.3333333333">
            <text:p>21845.3333333333</text:p>
          </table:table-cell>
          <table:table-cell/>
        </table:table-row>
        <table:table-row table:style-name="ro1">
          <table:table-cell/>
          <table:table-cell table:formula="of:=2^[.C27]" office:value-type="float" office:value="33554432">
            <text:p>33554432</text:p>
          </table:table-cell>
          <table:table-cell office:value-type="float" office:value="25">
            <text:p>25</text:p>
          </table:table-cell>
          <table:table-cell table:formula="of:=40075000*2^([.C27]-26)" office:value-type="float" office:value="20037500">
            <text:p>20037500</text:p>
          </table:table-cell>
          <table:table-cell table:formula="of:=1800*2^([.C27]-4)" office:value-type="float" office:value="3774873600">
            <text:p>3774873600</text:p>
          </table:table-cell>
          <table:table-cell office:value-type="string">
            <text:p>f,</text:p>
          </table:table-cell>
          <table:table-cell table:formula="of:=[.E27]/3600" office:value-type="float" office:value="1048576">
            <text:p>1048576</text:p>
          </table:table-cell>
          <table:table-cell table:formula="of:=[.G27]/24" office:value-type="float" office:value="43690.6666666667">
            <text:p>43690.6666666667</text:p>
          </table:table-cell>
          <table:table-cell/>
        </table:table-row>
        <table:table-row table:style-name="ro1">
          <table:table-cell/>
          <table:table-cell table:formula="of:=2^[.C28]" office:value-type="float" office:value="67108864">
            <text:p>67108864</text:p>
          </table:table-cell>
          <table:table-cell office:value-type="float" office:value="26">
            <text:p>26</text:p>
          </table:table-cell>
          <table:table-cell table:formula="of:=40075000*2^([.C28]-26)" office:value-type="float" office:value="40075000">
            <text:p>40075000</text:p>
          </table:table-cell>
          <table:table-cell table:formula="of:=1800*2^([.C28]-4)" office:value-type="float" office:value="7549747200">
            <text:p>7549747200</text:p>
          </table:table-cell>
          <table:table-cell office:value-type="string">
            <text:p>f</text:p>
          </table:table-cell>
          <table:table-cell table:formula="of:=[.E28]/3600" office:value-type="float" office:value="2097152">
            <text:p>2097152</text:p>
          </table:table-cell>
          <table:table-cell table:formula="of:=[.G28]/24" office:value-type="float" office:value="87381.3333333333">
            <text:p>87381.333333333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1/13/2012</text:date>, <text:time>16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Engler</meta:initial-creator>
    <meta:creation-date>2012-11-13T15:32:15</meta:creation-date>
    <dc:date>2012-11-13T16:02:26</dc:date>
    <dc:creator>Tim Engler</dc:creator>
    <meta:editing-duration>PT30M11S</meta:editing-duration>
    <meta:editing-cycles>1</meta:editing-cycles>
    <meta:document-statistic meta:table-count="3" meta:cell-count="194" meta:object-count="0"/>
    <meta:generator>OpenOffice.org/3.4.1$Unix OpenOffice.org_project/341m1$Build-9593</meta:generator>
  </office:meta>
</office:document-meta>
</file>